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</text:p>
      <text:p text:style-name="Standard"/>
      <text:p text:style-name="Standard">Frank van Smeden ~ s1101560</text:p>
      <text:p text:style-name="Standard"/>
      <text:p text:style-name="P1">abstract</text:p>
      <text:p text:style-name="Standard"/>
      <text:p text:style-name="Standard">introduction</text:p>
      <text:p text:style-name="Standard"/>
      <text:p text:style-name="Standard">Statistical report</text:p>
      <text:p text:style-name="Standard"><text:tab/>education-num<text:tab/><text:tab/></text:p>
      <text:p text:style-name="Standard"><text:tab/><text:tab/>Mean:<text:tab/><text:tab/><text:tab/>10.081</text:p>
      <text:p text:style-name="Standard"><text:tab/><text:tab/>Median</text:p>
      <text:p text:style-name="Standard"><text:tab/><text:tab/>Minimum<text:tab/><text:tab/>1</text:p>
      <text:p text:style-name="Standard"><text:tab/><text:tab/>Maximum<text:tab/><text:tab/>16</text:p>
      <text:p text:style-name="Standard"><text:tab/><text:tab/>StdDev<text:tab/><text:tab/>2.573</text:p>
      <text:p text:style-name="Standard"><text:tab/>age</text:p>
      <text:p text:style-name="Standard"><text:tab/><text:tab/>Mean:<text:tab/><text:tab/><text:tab/>38.582</text:p>
      <text:p text:style-name="Standard"><text:tab/><text:tab/>Median</text:p>
      <text:p text:style-name="Standard"><text:tab/><text:tab/>Minimum<text:tab/><text:tab/>17</text:p>
      <text:p text:style-name="Standard"><text:tab/><text:tab/>Maximum<text:tab/><text:tab/>90</text:p>
      <text:p text:style-name="Standard"><text:tab/><text:tab/>StdDev<text:tab/><text:tab/>13.64</text:p>
      <text:p text:style-name="Standard"><text:tab/>fnlwgt</text:p>
      <text:p text:style-name="Standard"><text:tab/><text:tab/>Mean:<text:tab/><text:tab/><text:tab/>189778.367</text:p>
      <text:p text:style-name="Standard"><text:tab/><text:tab/>Median</text:p>
      <text:p text:style-name="Standard"><text:tab/><text:tab/>Minimum<text:tab/><text:tab/>12285</text:p>
      <text:p text:style-name="Standard"><text:tab/><text:tab/>Maximum<text:tab/><text:tab/>1484705</text:p>
      <text:p text:style-name="Standard"><text:tab/><text:tab/>StdDev<text:tab/><text:tab/>105549.978</text:p>
      <text:p text:style-name="Standard"><text:tab/>captital-loss</text:p>
      <text:p text:style-name="Standard"><text:tab/><text:tab/>Mean:<text:tab/><text:tab/><text:tab/>87.304</text:p>
      <text:p text:style-name="Standard"><text:tab/><text:tab/>Median</text:p>
      <text:p text:style-name="Standard"><text:tab/><text:tab/>Minimum<text:tab/><text:tab/>0</text:p>
      <text:p text:style-name="Standard"><text:tab/><text:tab/>Maximum<text:tab/><text:tab/>4356</text:p>
      <text:p text:style-name="Standard"><text:tab/><text:tab/>StdDev<text:tab/><text:tab/>402.96</text:p>
      <text:p text:style-name="Standard"><text:tab/>capital-gain</text:p>
      <text:p text:style-name="Standard"><text:tab/><text:tab/>Mean:<text:tab/><text:tab/><text:tab/>1077.649</text:p>
      <text:p text:style-name="Standard"><text:tab/><text:tab/>Median</text:p>
      <text:p text:style-name="Standard"><text:tab/><text:tab/>Minimum<text:tab/><text:tab/>0</text:p>
      <text:p text:style-name="Standard"><text:tab/><text:tab/>Maximum<text:tab/><text:tab/>99999</text:p>
      <text:p text:style-name="Standard"><text:tab/><text:tab/>StdDev<text:tab/><text:tab/>7385.292</text:p>
      <text:p text:style-name="Standard"><text:tab/>hours-per-week</text:p>
      <text:p text:style-name="Standard"><text:tab/><text:tab/>Mean:<text:tab/><text:tab/><text:tab/>40.437</text:p>
      <text:p text:style-name="Standard"><text:tab/><text:tab/>Median</text:p>
      <text:p text:style-name="Standard"><text:tab/><text:tab/>Minimum<text:tab/><text:tab/>1</text:p>
      <text:p text:style-name="Standard"><text:tab/><text:tab/>Maximum<text:tab/><text:tab/>99</text:p>
      <text:p text:style-name="Standard"><text:tab/><text:tab/>StdDev<text:tab/><text:tab/>12.347</text:p>
      <text:p text:style-name="Standard"><text:tab/></text:p>
      <text:p text:style-name="Standard"/>
      <text:p text:style-name="Standard">code description</text:p>
      <text:p text:style-name="Standard"/>
      <text:p text:style-name="Standard">experiments:</text:p>
      <text:list xml:id="list1689475379" text:style-name="L1">
        <text:list-item>
          <text:list>
            <text:list-item>
              <text:p text:style-name="P2">what did you use for the experiments</text:p>
            </text:list-item>
            <text:list-item>
              <text:p text:style-name="P2">any pre-processing done to improve the quality of your results?</text:p>
            </text:list-item>
            <text:list-item>
              <text:p text:style-name="P2"><text:soft-page-break/>Your system paramters?</text:p>
            </text:list-item>
            <text:list-item>
              <text:p text:style-name="P2">Any post-processing done to improve the quality of your results</text:p>
            </text:list-item>
            <text:list-item>
              <text:p text:style-name="P2">analysis of results of the experiment and their significance</text:p>
            </text:list-item>
          </text:list>
        </text:list-item>
      </text:list>
      <text:p text:style-name="Standard"/>
      <text:p text:style-name="Standard">Summary of resul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box </meta:initial-creator>
    <meta:creation-date>2011-11-21T17:24:45</meta:creation-date>
    <dc:date>2011-11-23T22:12:29</dc:date>
    <dc:creator>sandbox </dc:creator>
    <meta:editing-duration>PT17M27S</meta:editing-duration>
    <meta:editing-cycles>9</meta:editing-cycles>
    <meta:generator>LibreOffice/3.4$Linux LibreOffice_project/340m1$Build-302</meta:generator>
    <meta:document-statistic meta:table-count="0" meta:image-count="0" meta:object-count="0" meta:page-count="3" meta:paragraph-count="50" meta:word-count="120" meta:character-count="850" meta:non-whitespace-character-count="685"/>
  </office:meta>
</office:document-meta>
</file>